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padding="0.028in"/>
    </style:style>
    <style:style style:name="ce2" style:family="table-cell" style:parent-style-name="Default" style:data-style-name="N0">
      <style:table-cell-properties fo:padding="0.028in"/>
    </style:style>
    <style:style style:name="ce3" style:family="table-cell" style:parent-style-name="Default" style:data-style-name="N2">
      <style:table-cell-properties fo:padding="0.028in"/>
    </style:style>
    <style:style style:name="ce4" style:family="table-cell" style:parent-style-name="Default" style:data-style-name="N100">
      <style:table-cell-properties style:text-align-source="fix" style:repeat-content="false" fo:padding="0.028in"/>
      <style:paragraph-properties fo:text-align="end" fo:margin-left="0in"/>
    </style:style>
    <style:style style:name="ce5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9" table:default-cell-style-name="ce1"/>
        <table:table-column table:style-name="co1" table:number-columns-repeated="2" table:default-cell-style-name="ce2"/>
        <table:table-column table:style-name="co1" table:number-columns-repeated="236" table:default-cell-style-name="ce1"/>
        <table:table-column table:style-name="co1" table:number-columns-repeated="76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DrPC</text:p>
          </table:table-cell>
          <table:table-cell office:value-type="string">
            <text:p>DrPC2</text:p>
          </table:table-cell>
          <table:table-cell office:value-type="string">
            <text:p>DrALU</text:p>
          </table:table-cell>
          <table:table-cell office:value-type="string">
            <text:p>DrALU2</text:p>
          </table:table-cell>
          <table:table-cell office:value-type="string">
            <text:p>DrREG</text:p>
          </table:table-cell>
          <table:table-cell office:value-type="string">
            <text:p>DrMEM</text:p>
          </table:table-cell>
          <table:table-cell office:value-type="string">
            <text:p>LdPC</text:p>
          </table:table-cell>
          <table:table-cell office:value-type="string">
            <text:p>LdMAR</text:p>
          </table:table-cell>
          <table:table-cell office:value-type="string">
            <text:p>LdMDR</text:p>
          </table:table-cell>
          <table:table-cell office:value-type="string">
            <text:p>LdIR</text:p>
          </table:table-cell>
          <table:table-cell office:value-type="string">
            <text:p>LdRg</text:p>
          </table:table-cell>
          <table:table-cell office:value-type="string">
            <text:p>Ld Z</text:p>
          </table:table-cell>
          <table:table-cell office:value-type="string">
            <text:p>Store</text:p>
          </table:table-cell>
          <table:table-cell office:value-type="string">
            <text:p>Byte</text:p>
          </table:table-cell>
          <table:table-cell office:value-type="string">
            <text:p>Add Imm</text:p>
          </table:table-cell>
          <table:table-cell office:value-type="string">
            <text:p>PC Off</text:p>
          </table:table-cell>
          <table:table-cell office:value-type="string">
            <text:p>Jump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Next State</text:p>
          </table:table-cell>
          <table:table-cell office:value-type="string">
            <text:p>Use Z</text:p>
          </table:table-cell>
          <table:table-cell office:value-type="string">
            <text:p>Use Decode</text:p>
          </table:table-cell>
          <table:table-cell office:value-type="string">
            <text:p>LdEnInt</text:p>
          </table:table-cell>
          <table:table-cell office:value-type="string">
            <text:p>IntAck</text:p>
          </table:table-cell>
          <table:table-cell table:number-columns-repeated="999"/>
        </table:table-row>
        <table:table-row table:style-name="ro2">
          <table:table-cell office:value-type="string">
            <text:p>fetch1</text:p>
          </table:table-cell>
          <table:table-cell office:value-type="string">
            <text:p>0000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table:style-name="ce4" office:value-type="string">
            <text:p>1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fetch2</text:p>
          </table:table-cell>
          <table:table-cell office:value-type="string">
            <text:p>00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1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fetch3</text:p>
          </table:table-cell>
          <table:table-cell office:value-type="string">
            <text:p>000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11001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dd1</text:p>
          </table:table-cell>
          <table:table-cell office:value-type="string">
            <text:p>000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nand1</text:p>
          </table:table-cell>
          <table:table-cell office:value-type="string">
            <text:p>001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001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jalr1</text:p>
          </table:table-cell>
          <table:table-cell office:value-type="string">
            <text:p>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11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jalr2</text:p>
          </table:table-cell>
          <table:table-cell office:value-type="string">
            <text:p>001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not1</text:p>
          </table:table-cell>
          <table:table-cell office:value-type="string">
            <text:p>001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01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hift1</text:p>
          </table:table-cell>
          <table:table-cell office:value-type="string">
            <text:p>0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11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ddi1</text:p>
          </table:table-cell>
          <table:table-cell office:value-type="string">
            <text:p>0100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dadr1</text:p>
          </table:table-cell>
          <table:table-cell office:value-type="string">
            <text:p>010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w1</text:p>
          </table:table-cell>
          <table:table-cell office:value-type="string">
            <text:p>010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11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w2</text:p>
          </table:table-cell>
          <table:table-cell office:value-type="string">
            <text:p>0110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1101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w3</text:p>
          </table:table-cell>
          <table:table-cell office:value-type="string">
            <text:p>0110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b1</text:p>
          </table:table-cell>
          <table:table-cell office:value-type="string">
            <text:p>011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1111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b2</text:p>
          </table:table-cell>
          <table:table-cell office:value-type="string">
            <text:p>011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b3</text:p>
          </table:table-cell>
          <table:table-cell office:value-type="string">
            <text:p>1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w1</text:p>
          </table:table-cell>
          <table:table-cell office:value-type="string">
            <text:p>1000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1001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w2</text:p>
          </table:table-cell>
          <table:table-cell office:value-type="string">
            <text:p>100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b1</text:p>
          </table:table-cell>
          <table:table-cell office:value-type="string">
            <text:p>100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101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b2</text:p>
          </table:table-cell>
          <table:table-cell office:value-type="string">
            <text:p>101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ndi1</text:p>
          </table:table-cell>
          <table:table-cell office:value-type="string">
            <text:p>1010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1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eq1</text:p>
          </table:table-cell>
          <table:table-cell office:value-type="string">
            <text:p>101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101</text:p>
          </table:table-cell>
          <table:table-cell table:style-name="ce3" office:value-type="string">
            <text:p>10111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eq2</text:p>
          </table:table-cell>
          <table:table-cell office:value-type="string">
            <text:p>10111</text:p>
          </table:table-cell>
          <table:table-cell table:number-columns-repeated="17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eq3</text:p>
          </table:table-cell>
          <table:table-cell office:value-type="string">
            <text:p>1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decode1</text:p>
          </table:table-cell>
          <table:table-cell office:value-type="string">
            <text:p>11001</text:p>
          </table:table-cell>
          <table:table-cell table:number-columns-repeated="17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style-name="ce3" office:value-type="string">
            <text:p>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int1</text:p>
          </table:table-cell>
          <table:table-cell office:value-type="string">
            <text:p>110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style-name="ce1" office:value-type="float" office:value="111">
            <text:p>111</text:p>
          </table:table-cell>
          <table:table-cell table:style-name="ce1" office:value-type="string">
            <text:p>11011</text:p>
          </table:table-cell>
          <table:table-cell table:number-columns-repeated="2" table:style-name="ce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9"/>
        </table:table-row>
        <table:table-row table:style-name="ro2">
          <table:table-cell office:value-type="string">
            <text:p>int2</text:p>
          </table:table-cell>
          <table:table-cell office:value-type="string">
            <text:p>1101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</text:p>
          </table:table-cell>
          <table:table-cell table:style-name="ce1" office:value-type="string">
            <text:p>000</text:p>
          </table:table-cell>
          <table:table-cell table:style-name="ce1" office:value-type="string">
            <text:p>00000</text:p>
          </table:table-cell>
          <table:table-cell table:number-columns-repeated="4" office:value-type="string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di</text:p>
          </table:table-cell>
          <table:table-cell office:value-type="string">
            <text:p>11100</text:p>
          </table:table-cell>
          <table:table-cell table:number-columns-repeated="17" office:value-type="string">
            <text:p>0</text:p>
          </table:table-cell>
          <table:table-cell table:style-name="ce1" office:value-type="string">
            <text:p>111</text:p>
          </table:table-cell>
          <table:table-cell table:style-name="ce1" office:value-type="string">
            <text:p>000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ei</text:p>
          </table:table-cell>
          <table:table-cell office:value-type="string">
            <text:p>11101</text:p>
          </table:table-cell>
          <table:table-cell table:number-columns-repeated="17" office:value-type="string">
            <text:p>0</text:p>
          </table:table-cell>
          <table:table-cell table:style-name="ce1" office:value-type="string">
            <text:p>000</text:p>
          </table:table-cell>
          <table:table-cell table:style-name="ce1" office:value-type="string">
            <text:p>000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rti</text:p>
          </table:table-cell>
          <table:table-cell office:value-type="string">
            <text:p>1111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</text:p>
          </table:table-cell>
          <table:table-cell table:style-name="ce1" office:value-type="string">
            <text:p>111</text:p>
          </table:table-cell>
          <table:table-cell table:style-name="ce1" office:value-type="string">
            <text:p>00000</text:p>
          </table:table-cell>
          <table:table-cell table:number-columns-repeated="4" office:value-type="string">
            <text:p>0</text:p>
          </table:table-cell>
          <table:table-cell table:number-columns-repeated="999"/>
        </table:table-row>
        <table:table-row table:style-name="ro2" table:number-rows-repeated="8">
          <table:table-cell table:number-columns-repeated="19"/>
          <table:table-cell table:style-name="ce1" table:number-columns-repeated="2"/>
          <table:table-cell table:number-columns-repeated="100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a</meta:initial-creator>
    <meta:creation-date>2013-06-04T21:10:29</meta:creation-date>
    <dc:creator>eric </dc:creator>
    <dc:date>2013-06-05T02:02:20</dc:date>
    <meta:editing-duration>PT1H46M30S</meta:editing-duration>
    <meta:editing-cycles>6</meta:editing-cycles>
    <meta:generator>LibreOffice/4.0.2.2$Linux_x86 LibreOffice_project/400m0$Build-2</meta:generator>
    <meta:document-statistic meta:table-count="3" meta:cell-count="800" meta:object-count="0"/>
  </office:meta>
</office:document-meta>
</file>